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d1aa"/>
    </style:style>
    <style:style style:name="P2" style:family="paragraph" style:parent-style-name="Standard">
      <style:text-properties officeooo:rsid="0009d1aa" officeooo:paragraph-rsid="0009d1aa"/>
    </style:style>
    <style:style style:name="P3" style:family="paragraph" style:parent-style-name="Standard">
      <style:text-properties officeooo:rsid="000ab5d0" officeooo:paragraph-rsid="000ab5d0"/>
    </style:style>
    <style:style style:name="P4" style:family="paragraph" style:parent-style-name="Standard">
      <style:text-properties officeooo:rsid="000ab5d0" officeooo:paragraph-rsid="000e7fae"/>
    </style:style>
    <style:style style:name="P5" style:family="paragraph" style:parent-style-name="Standard">
      <style:text-properties officeooo:rsid="000e7fae" officeooo:paragraph-rsid="000e7fae"/>
    </style:style>
    <style:style style:name="P6" style:family="paragraph" style:parent-style-name="Preformatted_20_Text">
      <style:text-properties fo:font-variant="normal" fo:text-transform="none" fo:color="#212121" style:font-name="inherit" fo:font-size="12pt" fo:letter-spacing="normal" fo:language="el" fo:country="GR" fo:font-style="normal" fo:font-weight="normal" officeooo:rsid="000e7fae" officeooo:paragraph-rsid="000e7fae"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style:line-height-at-least="0.25in" fo:text-align="start" style:justify-single-word="false" fo:orphans="2" fo:widows="2" fo:text-indent="0in" style:auto-text-indent="false" fo:background-color="transparent" fo:padding="0in" fo:border="none" style:writing-mode="lr-tb"/>
      <style:text-properties fo:font-variant="normal" fo:text-transform="none" fo:color="#878787" style:font-name="inherit" fo:font-size="12pt" fo:letter-spacing="normal" fo:font-style="normal" fo:font-weight="normal"/>
    </style:style>
    <style:style style:name="P8" style:family="paragraph" style:parent-style-name="Preformatted_20_Text">
      <loext:graphic-properties draw:fill="none" draw:fill-color="#ffffff"/>
      <style:paragraph-properties fo:margin-top="0in" fo:margin-bottom="0in" loext:contextual-spacing="false" style:line-height-at-least="0.25in" fo:text-align="start" style:justify-single-word="false" fo:orphans="2" fo:widows="2" fo:background-color="transparent" fo:padding="0in" fo:border="none" style:writing-mode="lr-tb"/>
    </style:style>
    <style:style style:name="P9" style:family="paragraph" style:parent-style-name="Preformatted_20_Text">
      <loext:graphic-properties draw:fill="none" draw:fill-color="#ffffff"/>
      <style:paragraph-properties fo:margin-top="0in" fo:margin-bottom="0in" loext:contextual-spacing="false" style:line-height-at-least="0.25in" fo:text-align="start" style:justify-single-word="false" fo:orphans="2" fo:widows="2" fo:background-color="transparent" fo:padding="0in" fo:border="none" style:writing-mode="lr-tb"/>
      <style:text-properties fo:font-variant="normal" fo:text-transform="none" fo:color="#212121" style:font-name="inherit" fo:font-size="12pt" fo:letter-spacing="normal" fo:language="el" fo:country="GR" fo:font-style="normal" fo:font-weight="normal" loext:padding="0in" loext:border="none"/>
    </style:style>
    <style:style style:name="P10" style:family="paragraph" style:parent-style-name="Preformatted_20_Text">
      <loext:graphic-properties draw:fill="none" draw:fill-color="#ffffff"/>
      <style:paragraph-properties fo:margin-top="0in" fo:margin-bottom="0in" loext:contextual-spacing="false" style:line-height-at-least="0.25in" fo:text-align="start" style:justify-single-word="false" fo:orphans="2" fo:widows="2" fo:background-color="transparent" fo:padding="0in" fo:border="none" style:writing-mode="lr-tb"/>
      <style:text-properties fo:font-variant="normal" fo:text-transform="none" fo:color="#878787" style:font-name="inherit" fo:font-size="12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Hope this challenge is easy</text:p>
      <text:p text:style-name="P5"/>
      <text:p text:style-name="P5">Shouldn’t be that hard</text:p>
      <text:p text:style-name="P5"/>
      <text:p text:style-name="P5">We should pray to our gourd and savior</text:p>
      <text:p text:style-name="P5"/>
      <text:p text:style-name="P4"/>
      <text:p text:style-name="P1"/>
      <text:p text:style-name="P2">With all of these ancient civilizations running around, we wonder how to learn all the languages</text:p>
      <text:p text:style-name="P2"/>
      <text:p text:style-name="P5">If only we had a tablet that had multiply languages on it all saying the same thing with one language we could understand.</text:p>
      <text:p text:style-name="P5"/>
      <text:p text:style-name="P5"/>
      <text:p text:style-name="P6"><text:bookmark text:name="tw-target-text"/>Κατά την βασιλεία του νέου βασιλιά, ο οποίος ήταν Κύριος των διαδημάτων, μεγάλος σε δόξα, ο σταθεροποιητής της Αιγύπτου, και επίσης ευσεβής σε θέματα που σχετίζονταν με τους θεούς, ανώτερος των αντιπάλων του, ανορθωτής της ζωής των ανθρώπων, Κύριος των τριάντα- όπως ο Ήφαιστος, ο βασιλιάς όπως ο Ήλιος, ο Μεγάλος Βασιλιάς των Άνω και Κάτω Χωριών, οι απόγονοι των Θεών που αγαπούν τη Γέννηση, τους οποίους ο Ηφαίσας έχει εγκρίνει, στους οποίους ο Ήλιος έχει δώσει τη νίκη, ζωντανή εικόνα του Δία, ο Ήλιος, ο Πτολεμαίος ο πάντα ζωντανός, αγαπημένος από τον Ptah.</text:p>
      <text:section text:style-name="Sect1" text:name="tw-target-text-container">
        <text:p text:style-name="P8"/>
        <text:p text:style-name="P9">Στο ένατο έτος, όταν ο Aëtus, γιος του Aëtus, ήταν ιερέας του Αλεξάνδρου και των θεών του Σωτήρα και των θεών του Αδελφού και των θεών Benefactor και των θεών που αγαπούσαν τους γονείς και του Θεού Manifest and Gracious. Η Πύρρα, η κόρη του Φιλίνη, είναι athlophorus για τον Bernice Euergetis. Η Areia, η κόρη του Διογένη, είναι κανέφωρος για τον Arsinoë Philadelphus. Η Ειρήνη, η κόρη του Πτολεμαίου, είναι ιέρεια του Αρσινό Φιλοπάτορα: το τέταρτο του μήνα Xanicus, ή σύμφωνα με τους Αιγυπτίους το δέκατο όγδοο του Mecheir.</text:p>
        <text:p text:style-name="P8"/>
        <text:p text:style-name="P9">Το διάταγμα: Οι ανώτεροι ιερείς και οι προφήτες και εκείνοι που εισέρχονται στο εσωτερικό ιερό για να φορούν τους θεούς και εκείνους που φορούν την πτέρυγα του γερακιού και τους ιερούς γραμματείς και όλους τους άλλους ιερείς που συναθροίστηκαν στο Μέμφις ενώπιον του βασιλιά, από τους διάφορους ναούς σε όλη τη χώρα, για την εορτή του βασιλιά του, που έλαβε ο βασιλιάς, ακόμη και εκείνος του Πτολεμαίου, του πάντα ζωντανού, αγαπημένου από τον Ptah, του Θεού Manifest and Gracious, που έλαβε από τον Πατέρα του, συγκεντρωμένος στο ναό του Memphis αυτή τη μέρα, δήλωσε: Δεδομένου ότι ο βασιλιάς Πτολεμαίος, ο πάντα ζωντανός, αγαπημένος από τον Ptah, ο θεός Manifest and Gracious, ο γιος του βασιλιά Πτολεμαίου και της βασίλισσας Arsinoë, οι Θεοί που <text:soft-page-break/>αγαπούν τους γονείς, έχει κάνει πολλές ευεργεσίες στους ναούς και σε αυτούς που αλλά και σε όσους υπόκεινται στην κυριαρχία του, είναι από την αρχή ένας θεός που γεννήθηκε από έναν θεό και έναν θεό όπως ο Χωρος, ο γιος της Ίσις και του Οσίρου, ο οποίος ήρθε στη βοήθεια του πατέρα του Οσίρου. που είναι καλοπροαίρετα διατεθειμένοι προς τους θεούς, συγκέντρωσε στα έσοδα τόσο τα αργυρά όσο και τα σιτηρά, και έχει γενναία υποστεί πολλές δαπάνες για να οδηγήσει την Αίγυπτο στην ευημερία και να εγκαταστήσει τους ναούς ... οι θεοί τον ανταμείφθηκαν με υγεία, νίκη , τη δύναμη και όλα τα άλλα καλά πράγματα, την κυριαρχία του να συνεχίσει να τον και τα παιδιά του για πάντα.</text:p>
        <text:p text:style-name="Text_20_body"><draw:frame draw:style-name="fr1" draw:name="Frame1" text:anchor-type="char" svg:width="2.8646in" draw:z-index="0"><draw:text-box fo:min-height="0.0161in"><text:p text:style-name="Preformatted_20_Text"/></draw:text-box></draw:frame></text:p>
      </text:section>
      <text:section text:style-name="Sect1" text:name="tw-target-rmn-container">
        <text:p text:style-name="P7"><text:bookmark text:name="tw-target-rmn"/>Katá tin vasileía tou néou vasiliá, o opoíos ítan Kýrios ton diadimáton, megálos se dóxa, o statheropoiitís tis Aigýptou, kai epísis efsevís se thémata pou schetízontan me tous theoús, anóteros ton antipálon tou, anorthotís tis zoís ton anthrópon, Kýrios ton triánta- ópos o Ífaistos, o vasiliás ópos o Ílios, o Megálos Vasiliás ton Áno kai Káto Chorión, oi apógonoi ton Theón pou agapoún ti Génnisi, tous opoíous o Ifaísas échei enkrínei, stous opoíous o Ílios échei dósei ti níki, zontaní eikóna tou Día, o Ílios, o Ptolemaíos o pánta zontanós, agapiménos apó ton Ptah.</text:p>
        <text:p text:style-name="P8"/>
        <text:p text:style-name="P10">Sto énato étos, ótan o Aëtus, gios tou Aëtus, ítan ieréas tou Alexándrou kai ton theón tou Sotíra kai ton theón tou Adelfoú kai ton theón Benefactor kai ton theón pou agapoúsan tous goneís kai tou Theoú Manifest and Gracious. I Pýrra, i kóri tou Filíni, eínai athlophorus gia ton Bernice Euergetis. I Areia, i kóri tou Diogéni, eínai kanéforos gia ton Arsinoë Philadelphus. I Eiríni, i kóri tou Ptolemaíou, eínai iéreia tou Arsinó Filopátora: to tétarto tou mína Xanicus, í sýmfona me tous Aigyptíous to dékato ógdoo tou Mecheir.</text:p>
        <text:p text:style-name="P8"/>
        <text:p text:style-name="P10">To diátagma: Oi anóteroi iereís kai oi profítes kai ekeínoi pou eisérchontai sto esoterikó ieró gia na foroún tous theoús kai ekeínous pou foroún tin ptéryga tou gerakioú kai tous ieroús grammateís kai ólous tous állous iereís pou synathroístikan sto Mémfis enópion tou vasiliá, apó tous diáforous naoús se óli ti chóra, gia tin eortí tou vasiliá tou, pou élave o vasiliás, akómi kai ekeínos tou Ptolemaíou, tou pánta zontanoú, agapiménou apó ton Ptah, tou Theoú Manifest and Gracious, pou élave apó ton Patéra tou, synkentroménos sto naó tou Memphis aftí ti méra, dílose: Dedoménou óti o vasiliás Ptolemaíos, o pánta zontanós, agapiménos apó ton Ptah, o theós Manifest and Gracious, o gios tou vasiliá Ptolemaíou kai tis vasílissas Arsinoë, oi Theoí pou agapoún tous goneís, échei kánei pollés evergesíes stous naoús kai se aftoús pou allá kai se ósous ypókeintai <text:soft-page-break/>stin kyriarchía tou, eínai apó tin archí énas theós pou genníthike apó énan theó kai énan theó ópos o Choros, o gios tis Ísis kai tou Osírou, o opoíos írthe sti voítheia tou patéra tou Osírou. pou eínai kaloproaíreta diatetheiménoi pros tous theoús, synkéntrose sta ésoda tóso ta argyrá óso kai ta sitirá, kai échei gennaía yposteí pollés dapánes gia na odigísei tin Aígypto stin evimería kai na enkatastísei tous naoús ... oi theoí ton antameífthikan me ygeía, níki , ti dýnami kai óla ta álla kalá prágmata, tin kyriarchía tou na synechísei na ton kai ta paidiá tou gia pánta.</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00:16.898000000</meta:creation-date>
    <meta:editing-duration>PT18M17S</meta:editing-duration>
    <meta:editing-cycles>2</meta:editing-cycles>
    <meta:generator>LibreOffice/6.2.2.2$Windows_X86_64 LibreOffice_project/2b840030fec2aae0fd2658d8d4f9548af4e3518d</meta:generator>
    <dc:date>2019-05-17T18:49:07.002000000</dc:date>
    <meta:document-statistic meta:table-count="0" meta:image-count="0" meta:object-count="0" meta:page-count="3" meta:paragraph-count="11" meta:word-count="908" meta:character-count="5352" meta:non-whitespace-character-count="4455"/>
  </office:meta>
</office:document-meta>
</file>